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d135b" officeooo:paragraph-rsid="000d135b" style:font-size-asian="12.25pt" style:font-size-complex="14pt"/>
    </style:style>
    <style:style style:name="P2" style:family="paragraph" style:parent-style-name="Standard">
      <style:text-properties officeooo:paragraph-rsid="00093e90"/>
    </style:style>
    <style:style style:name="T1" style:family="text">
      <style:text-properties style:text-position="super 58%" officeooo:rsid="00093e90"/>
    </style:style>
    <style:style style:name="T2" style:family="text">
      <style:text-properties style:text-position="super 58%" officeooo:rsid="0018ed0a"/>
    </style:style>
    <style:style style:name="T3" style:family="text">
      <style:text-properties style:text-position="super 58%" officeooo:rsid="0019dc52"/>
    </style:style>
    <style:style style:name="T4" style:family="text">
      <style:text-properties style:text-position="0% 100%" officeooo:rsid="000a9b87"/>
    </style:style>
    <style:style style:name="T5" style:family="text">
      <style:text-properties style:text-position="0% 100%" officeooo:rsid="0012db00"/>
    </style:style>
    <style:style style:name="T6" style:family="text">
      <style:text-properties style:text-position="0% 100%" officeooo:rsid="00142bc1"/>
    </style:style>
    <style:style style:name="T7" style:family="text">
      <style:text-properties style:text-position="0% 100%" officeooo:rsid="00159183"/>
    </style:style>
    <style:style style:name="T8" style:family="text">
      <style:text-properties style:text-position="0% 100%" officeooo:rsid="0018ed0a"/>
    </style:style>
    <style:style style:name="T9" style:family="text">
      <style:text-properties style:text-position="0% 100%" officeooo:rsid="00093e90"/>
    </style:style>
    <style:style style:name="T10" style:family="text">
      <style:text-properties style:text-position="0% 100%" officeooo:rsid="0019d70a"/>
    </style:style>
    <style:style style:name="T11" style:family="text">
      <style:text-properties style:text-position="0% 100%" officeooo:rsid="0019dc52"/>
    </style:style>
    <style:style style:name="T12" style:family="text">
      <style:text-properties officeooo:rsid="000a9b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Proof</text:p>
      <text:p text:style-name="P1"/>
      <text:p text:style-name="P2"><text:span text:style-name="T12"><text:tab/>The algorithm implimented runs in O(N+W+M</text:span><text:span text:style-name="T1">2</text:span><text:span text:style-name="T9">) </text:span><text:span text:style-name="T4">time complexity. <text:s/>First, the inputs are taken through getline() and stored in variables key and hint. <text:s/></text:span><text:span text:style-name="T5">Key and hint are then passed as parameters into the constructor of a Password object. <text:s/>The object’s variables are set within the constructor and the method showPattern is called to identify the LPS array that aligns with the given hint. <text:s/>The method showPattern runs in O(W) as it loops through all W characters of hint once updating the LPS pattern each iteration. Next, the method makediff is run in O(</text:span><text:span text:style-name="T6">N) time as it runs through each character of key and compares it to a character of hint. <text:s/>If the characters match, then the next character in each is compared; otherwise, a previous character in hint is compared to the character in key until either the first character of hint fails or a match is found. <text:s/>When a match occurs, the difference between the found index and the last index are stored in an integer array with the exception of the first index which is stored in a temp variable that is updated each time a match is found. <text:s/></text:span><text:span text:style-name="T7">Because of the comparisons with W hint characters and the fact that the hint index can only be decremented as far as it has been incremented between 0 and W-1, then the worst case time complexity for finding the differences is O(2*N) which is still O(N). <text:s/>Next, an </text:span><text:span text:style-name="T8">integer </text:span><text:span text:style-name="T7">array </text:span><text:span text:style-name="T8">forming the basis of the Memoization method is created in O(M</text:span><text:span text:style-name="T2">2</text:span><text:span text:style-name="T8">) time by assigning all values in the 0 column or 0 row to zero and sequentially assigning integers to the rest of array in the following way. The array is actually (M+1)x(M+1) so the row indexes {1...M-1} correspond to the diff</text:span><text:span text:style-name="T10">[]</text:span><text:span text:style-name="T8"> array values in order and the column indexes {1…M-1} corresponds to the diff</text:span><text:span text:style-name="T10">[]</text:span><text:span text:style-name="T8"> array values in reverse order. </text:span><text:span text:style-name="T10">If diff[ii] equals diff[jj], then LCSmatrix[ii][jj] equals LCSmatrix[ii-1][jj-1] + 1. <text:s/>If it does not, then LCSmatrix[ii][jj] will equal the maximum value between LCSmatrix[ii][jj-1] and LCSmatrix[ii-1][jj]. <text:s/>Once the matrix is complete, a while loop is used to trace back through the incrementations and the resulting integers that belong in the answer are diff[kk] where kk is the column index where a diagonal trace occurs; otherwise, the trace occurs either horizontally or vertically in the matrix until either another diagonal trace occurs or ii = 0 or jj = 0. <text:s/></text:span><text:span text:style-name="T11">In the end, the tracing and matrix creation is O((M+1)</text:span><text:span text:style-name="T3">2</text:span><text:span text:style-name="T11"> + M) which equals O(M</text:span><text:span text:style-name="T3">2</text:span><text:span text:style-name="T11">+3M+1) which is still O(M</text:span><text:span text:style-name="T3">2</text:span><text:span text:style-name="T11">) simplified and the final time complexity becomes O(N+W+M</text:span><text:span text:style-name="T3">2</text:span><text:span text:style-name="T11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7:38:44.379204705</meta:creation-date>
    <dc:date>2017-04-18T01:51:54.131965254</dc:date>
    <meta:editing-duration>PT14H19M22S</meta:editing-duration>
    <meta:editing-cycles>4</meta:editing-cycles>
    <meta:generator>LibreOffice/5.3.2.2$Linux_X86_64 LibreOffice_project/30m0$Build-2</meta:generator>
    <meta:document-statistic meta:table-count="0" meta:image-count="0" meta:object-count="0" meta:page-count="1" meta:paragraph-count="2" meta:word-count="427" meta:character-count="2514" meta:non-whitespace-character-count="2077"/>
  </office:meta>
</office:document-meta>
</file>